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ervletResponseBufferingWrapper.sendError( int s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tpServletResponseBufferingWrapper.getWri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ServletResponseBufferingWrapper.flushBuff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ServletResponseBufferingWrapper.setIntHeader( String name , in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ServletResponseBufferingWrapper.setHeader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ServletResponseBufferingWrapper.sendRedirect( String l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ServletResponseBufferingWrapper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sponseBufferingWrapper.flushBufferedRespons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ForwardingOrLimitingServletOutputStream.write( int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ttpServletResponseBufferingWrapper.setStatus( int s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rwardingOrLimitingServletOutputStream.writeTo( OutputStream output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wardingOrLimitingServletOutputStream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sponseBufferingWrapper.isCommit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sponseBufferingWrapper.resetBufferedRespon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rwardingOrLimitingServletOutputStream.isForwar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ResponseBufferingWrapper.getOut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ServletResponseBufferingWrapper.setDateHeader( String name , long d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ServletResponseBufferingWrapper.sendError( int sc , String ms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tpServletResponseBufferingWrapper.HttpServletResponseBufferingWrapper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ServletResponseBufferingWrapper.addHeader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ServletResponseBufferingWrapper.addIntHeader( String name , in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ServletResponseBufferingWrapper.resetBuff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wardingOrLimitingServletOutputStream.ForwardingOrLimitingServletOutputStream( int writeLimit , OutputStream forward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ServletResponseBufferingWrapper.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ServletResponseBufferingWrapper.setStatus( int sc , String s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ServletResponseBufferingWrapper.addDateHeader( String name , long d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ServletResponseBufferingWrapper.addCookie( Cookie cooki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